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officeooo:rsid="0002e0d2" officeooo:paragraph-rsid="0002e0d2" style:font-size-asian="17.5pt" style:font-style-asian="italic" style:font-size-complex="20pt" style:font-style-complex="italic"/>
    </style:style>
    <style:style style:name="P2" style:family="paragraph" style:parent-style-name="Standard">
      <style:text-properties style:font-name="Liberation Serif" fo:font-size="20pt" fo:font-style="italic" fo:font-weight="bold" officeooo:rsid="0002e0d2" officeooo:paragraph-rsid="0002e0d2" style:font-size-asian="17.5pt" style:font-style-asian="italic" style:font-weight-asian="bold" style:font-size-complex="20pt" style:font-style-complex="italic" style:font-weight-complex="bold"/>
    </style:style>
    <style:style style:name="P3" style:family="paragraph" style:parent-style-name="Standard" style:list-style-name="L1">
      <style:text-properties style:font-name="Liberation Serif" fo:font-size="20pt" fo:font-style="italic" fo:font-weight="normal" officeooo:rsid="0002e0d2" officeooo:paragraph-rsid="0002e0d2" style:font-size-asian="17.5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text-properties style:font-name="Liberation Serif" fo:font-size="20pt" fo:font-style="italic" fo:font-weight="normal" officeooo:rsid="0002e0d2" officeooo:paragraph-rsid="0002e0d2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 style:list-style-name="L2">
      <style:text-properties style:font-name="Liberation Serif" fo:font-size="20pt" fo:font-style="italic" fo:font-weight="normal" officeooo:rsid="0002e0d2" officeooo:paragraph-rsid="0002e0d2" style:font-size-asian="17.5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 style:list-style-name="L3">
      <style:text-properties style:font-name="Liberation Serif" fo:font-size="20pt" fo:font-style="italic" fo:font-weight="normal" officeooo:rsid="0002e0d2" officeooo:paragraph-rsid="0002e0d2" style:font-size-asian="17.5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02e0d2" officeooo:paragraph-rsid="0002e0d2" style:font-size-asian="17.5pt" style:font-style-asian="italic" style:font-weight-asian="normal" style:font-size-complex="20pt" style:font-style-complex="italic" style:font-weight-complex="normal"/>
    </style:style>
    <style:style style:name="P8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bold" officeooo:rsid="0002e0d2" officeooo:paragraph-rsid="0002e0d2" style:font-size-asian="17.5pt" style:font-style-asian="italic" style:font-weight-asian="bold" style:font-size-complex="20pt" style:font-style-complex="italic" style:font-weight-complex="bold"/>
    </style:style>
    <style:style style:name="P9" style:family="paragraph" style:parent-style-name="Standard" style:list-style-name="L4">
      <style:text-properties style:font-name="Liberation Serif" fo:font-size="20pt" fo:font-style="italic" style:text-underline-style="solid" style:text-underline-width="auto" style:text-underline-color="font-color" fo:font-weight="normal" officeooo:rsid="0002e0d2" officeooo:paragraph-rsid="0002e0d2" style:font-size-asian="17.5pt" style:font-style-asian="italic" style:font-weight-asian="normal" style:font-size-complex="20pt" style:font-style-complex="italic" style:font-weight-complex="normal"/>
    </style:style>
    <style:style style:name="P10" style:family="paragraph" style:parent-style-name="Standard" style:list-style-name="L5">
      <style:text-properties style:font-name="Liberation Serif" fo:font-size="20pt" fo:font-style="italic" style:text-underline-style="solid" style:text-underline-width="auto" style:text-underline-color="font-color" fo:font-weight="normal" officeooo:rsid="0002e0d2" officeooo:paragraph-rsid="0002e0d2" style:font-size-asian="17.5pt" style:font-style-asian="italic" style:font-weight-asian="normal" style:font-size-complex="20pt" style:font-style-complex="italic" style:font-weight-complex="normal"/>
    </style:style>
    <style:style style:name="P11" style:family="paragraph" style:parent-style-name="Standard">
      <style:text-properties style:font-name="Liberation Serif" fo:font-size="20pt" fo:font-style="italic" style:text-underline-style="none" fo:font-weight="bold" officeooo:rsid="0002e0d2" officeooo:paragraph-rsid="0002e0d2" style:font-size-asian="17.5pt" style:font-style-asian="italic" style:font-weight-asian="bold" style:font-size-complex="20pt" style:font-style-complex="italic" style:font-weight-complex="bold"/>
    </style:style>
    <style:style style:name="P12" style:family="paragraph" style:parent-style-name="Standard" style:list-style-name="L6">
      <style:text-properties style:font-name="Liberation Serif" fo:font-size="20pt" fo:font-style="italic" style:text-underline-style="none" fo:font-weight="normal" officeooo:rsid="0002e0d2" officeooo:paragraph-rsid="0002e0d2" style:font-size-asian="17.5pt" style:font-style-asian="italic" style:font-weight-asian="normal" style:font-size-complex="20pt" style:font-style-complex="italic" style:font-weight-complex="normal"/>
    </style:style>
    <style:style style:name="P13" style:family="paragraph" style:parent-style-name="Standard" style:list-style-name="L6">
      <style:text-properties style:font-name="Liberation Serif" fo:font-size="20pt" fo:font-style="italic" style:text-underline-style="none" fo:font-weight="normal" officeooo:rsid="00059d6d" officeooo:paragraph-rsid="00059d6d" style:font-size-asian="17.5pt" style:font-style-asian="italic" style:font-weight-asian="normal" style:font-size-complex="20pt" style:font-style-complex="italic" style:font-weight-complex="normal"/>
    </style:style>
    <style:style style:name="P14" style:family="paragraph" style:parent-style-name="Standard">
      <style:text-properties style:font-name="Liberation Serif" fo:font-size="20pt" fo:font-style="italic" style:text-underline-style="none" fo:font-weight="normal" officeooo:rsid="00059d6d" officeooo:paragraph-rsid="00059d6d" style:font-size-asian="17.5pt" style:font-style-asian="italic" style:font-weight-asian="normal" style:font-size-complex="20pt" style:font-style-complex="italic" style:font-weight-complex="normal"/>
    </style:style>
    <style:style style:name="P15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059d6d" officeooo:paragraph-rsid="00059d6d" style:font-size-asian="17.5pt" style:font-style-asian="italic" style:font-weight-asian="normal" style:font-size-complex="20pt" style:font-style-complex="italic" style:font-weight-complex="normal"/>
    </style:style>
    <style:style style:name="P16" style:family="paragraph" style:parent-style-name="Standard">
      <style:text-properties style:font-name="Liberation Serif" fo:font-size="20pt" fo:font-style="italic" style:text-underline-style="none" fo:font-weight="bold" officeooo:rsid="00059d6d" officeooo:paragraph-rsid="00059d6d" style:font-size-asian="17.5pt" style:font-style-asian="italic" style:font-weight-asian="bold" style:font-size-complex="20pt" style:font-style-complex="italic" style:font-weight-complex="bold"/>
    </style:style>
    <style:style style:name="P17" style:family="paragraph" style:parent-style-name="Standard" style:list-style-name="L7">
      <style:text-properties style:font-name="Liberation Serif" fo:font-size="20pt" fo:font-style="italic" style:text-underline-style="none" fo:font-weight="normal" officeooo:rsid="00059d6d" officeooo:paragraph-rsid="00059d6d" style:font-size-asian="17.5pt" style:font-style-asian="italic" style:font-weight-asian="normal" style:font-size-complex="20pt" style:font-style-complex="italic" style:font-weight-complex="normal"/>
    </style:style>
    <style:style style:name="P18" style:family="paragraph" style:parent-style-name="Standard" style:list-style-name="L8">
      <style:text-properties style:font-name="Liberation Serif" fo:font-size="20pt" fo:font-style="italic" style:text-underline-style="none" fo:font-weight="normal" officeooo:rsid="00059d6d" officeooo:paragraph-rsid="00059d6d" style:font-size-asian="17.5pt" style:font-style-asian="italic" style:font-weight-asian="normal" style:font-size-complex="20pt" style:font-style-complex="italic" style:font-weight-complex="normal"/>
    </style:style>
    <style:style style:name="P19" style:family="paragraph" style:parent-style-name="Standard" style:list-style-name="L8">
      <style:text-properties style:font-name="Liberation Serif" fo:font-size="20pt" fo:font-style="italic" style:text-underline-style="none" fo:font-weight="normal" officeooo:rsid="00059d6d" officeooo:paragraph-rsid="000697f5" style:font-size-asian="17.5pt" style:font-style-asian="italic" style:font-weight-asian="normal" style:font-size-complex="20pt" style:font-style-complex="italic" style:font-weight-complex="normal"/>
    </style:style>
    <style:style style:name="P20" style:family="paragraph" style:parent-style-name="Standard">
      <style:text-properties style:font-name="Liberation Serif" fo:font-size="20pt" fo:font-style="italic" style:text-underline-style="none" fo:font-weight="normal" officeooo:rsid="00059d6d" officeooo:paragraph-rsid="000697f5" style:font-size-asian="17.5pt" style:font-style-asian="italic" style:font-weight-asian="normal" style:font-size-complex="20pt" style:font-style-complex="italic" style:font-weight-complex="normal"/>
    </style:style>
    <style:style style:name="P21" style:family="paragraph" style:parent-style-name="Standard" style:list-style-name="L9">
      <style:text-properties style:font-name="Liberation Serif" fo:font-size="20pt" fo:font-style="italic" style:text-underline-style="none" fo:font-weight="normal" officeooo:rsid="000697f5" officeooo:paragraph-rsid="000697f5" style:font-size-asian="17.5pt" style:font-style-asian="italic" style:font-weight-asian="normal" style:font-size-complex="20pt" style:font-style-complex="italic" style:font-weight-complex="normal"/>
    </style:style>
    <style:style style:name="P22" style:family="paragraph" style:parent-style-name="Standard">
      <style:text-properties style:font-name="Liberation Serif" fo:font-size="20pt" fo:font-style="italic" style:text-underline-style="none" fo:font-weight="normal" officeooo:rsid="000697f5" officeooo:paragraph-rsid="000697f5" style:font-size-asian="17.5pt" style:font-style-asian="italic" style:font-weight-asian="normal" style:font-size-complex="20pt" style:font-style-complex="italic" style:font-weight-complex="normal"/>
    </style:style>
    <style:style style:name="P23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0697f5" officeooo:paragraph-rsid="000697f5" style:font-size-asian="17.5pt" style:font-style-asian="italic" style:font-weight-asian="normal" style:font-size-complex="20pt" style:font-style-complex="italic" style:font-weight-complex="normal"/>
    </style:style>
    <style:style style:name="P24" style:family="paragraph" style:parent-style-name="Standard">
      <style:text-properties style:font-name="Liberation Serif" fo:font-size="20pt" fo:font-style="italic" style:text-underline-style="none" fo:font-weight="bold" officeooo:rsid="000697f5" officeooo:paragraph-rsid="000697f5" style:font-size-asian="17.5pt" style:font-style-asian="italic" style:font-weight-asian="bold" style:font-size-complex="20pt" style:font-style-complex="italic" style:font-weight-complex="bold"/>
    </style:style>
    <style:style style:name="P25" style:family="paragraph" style:parent-style-name="Standard" style:list-style-name="L10">
      <style:text-properties style:font-name="Liberation Serif" fo:font-size="20pt" fo:font-style="italic" style:text-underline-style="none" fo:font-weight="normal" officeooo:rsid="000697f5" officeooo:paragraph-rsid="000697f5" style:font-size-asian="17.5pt" style:font-style-asian="italic" style:font-weight-asian="normal" style:font-size-complex="20pt" style:font-style-complex="italic" style:font-weight-complex="normal"/>
    </style:style>
    <style:style style:name="P26" style:family="paragraph" style:parent-style-name="Standard" style:list-style-name="L11">
      <style:text-properties style:font-name="Liberation Serif" fo:font-size="20pt" fo:font-style="italic" style:text-underline-style="none" fo:font-weight="normal" officeooo:rsid="000697f5" officeooo:paragraph-rsid="000697f5" style:font-size-asian="17.5pt" style:font-style-asian="italic" style:font-weight-asian="normal" style:font-size-complex="20pt" style:font-style-complex="italic" style:font-weight-complex="normal"/>
    </style:style>
    <style:style style:name="P27" style:family="paragraph" style:parent-style-name="Standard" style:list-style-name="L12">
      <style:text-properties style:font-name="Liberation Serif" fo:font-size="20pt" fo:font-style="italic" style:text-underline-style="none" fo:font-weight="normal" officeooo:rsid="000697f5" officeooo:paragraph-rsid="000697f5" style:font-size-asian="17.5pt" style:font-style-asian="italic" style:font-weight-asian="normal" style:font-size-complex="20pt" style:font-style-complex="italic" style:font-weight-complex="normal"/>
    </style:style>
    <style:style style:name="P28" style:family="paragraph" style:parent-style-name="Standard" style:list-style-name="L12">
      <style:text-properties style:font-name="Liberation Serif" fo:font-size="20pt" fo:font-style="italic" style:text-underline-style="none" fo:font-weight="normal" officeooo:rsid="0006ac85" officeooo:paragraph-rsid="0006ac85" style:font-size-asian="17.5pt" style:font-style-asian="italic" style:font-weight-asian="normal" style:font-size-complex="20pt" style:font-style-complex="italic" style:font-weight-complex="normal"/>
    </style:style>
    <style:style style:name="P29" style:family="paragraph" style:parent-style-name="Standard">
      <style:text-properties style:font-name="Liberation Serif" fo:font-size="20pt" fo:font-style="italic" style:text-underline-style="none" fo:font-weight="normal" officeooo:rsid="0006ac85" officeooo:paragraph-rsid="0006ac85" style:font-size-asian="17.5pt" style:font-style-asian="italic" style:font-weight-asian="normal" style:font-size-complex="20pt" style:font-style-complex="italic" style:font-weight-complex="normal"/>
    </style:style>
    <style:style style:name="P30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06ac85" officeooo:paragraph-rsid="0006ac85" style:font-size-asian="17.5pt" style:font-style-asian="italic" style:font-weight-asian="normal" style:font-size-complex="20pt" style:font-style-complex="italic" style:font-weight-complex="normal"/>
    </style:style>
    <style:style style:name="P31" style:family="paragraph" style:parent-style-name="Standard">
      <style:text-properties style:font-name="Liberation Serif" fo:font-size="20pt" fo:font-style="italic" style:text-underline-style="none" fo:font-weight="bold" officeooo:rsid="0006ac85" officeooo:paragraph-rsid="0006ac85" style:font-size-asian="17.5pt" style:font-style-asian="italic" style:font-weight-asian="bold" style:font-size-complex="20pt" style:font-style-complex="italic" style:font-weight-complex="bold"/>
    </style:style>
    <style:style style:name="P32" style:family="paragraph" style:parent-style-name="Standard" style:list-style-name="L13">
      <style:text-properties style:font-name="Liberation Serif" fo:font-size="20pt" fo:font-style="italic" style:text-underline-style="none" fo:font-weight="normal" officeooo:rsid="0006ac85" officeooo:paragraph-rsid="0006ac85" style:font-size-asian="17.5pt" style:font-style-asian="italic" style:font-weight-asian="normal" style:font-size-complex="20pt" style:font-style-complex="italic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59d6d"/>
    </style:style>
    <style:style style:name="T4" style:family="text">
      <style:text-properties officeooo:rsid="000697f5"/>
    </style:style>
    <style:style style:name="T5" style:family="text">
      <style:text-properties style:text-underline-style="solid" style:text-underline-width="auto" style:text-underline-color="font-color" officeooo:rsid="000697f5"/>
    </style:style>
    <style:style style:name="T6" style:family="text">
      <style:text-properties fo:font-weight="bold" officeooo:rsid="000697f5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93in" fo:text-indent="-0.25in" fo:margin-left="2.569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93in" fo:text-indent="-0.25in" fo:margin-left="2.8193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T I</text:span></text:p>
      <text:p text:style-name="P2"/>
      <text:p text:style-name="P2">Introduction to Programming</text:p>
      <text:list text:style-name="L1">
        <text:list-item>
          <text:p text:style-name="P3">Concepts of Algorithm &amp; Flowcharts</text:p>
        </text:list-item>
        <text:list-item>
          <text:p text:style-name="P3">Problem solving examples using algorithm &amp; flowchart</text:p>
        </text:list-item>
        <text:list-item>
          <text:p text:style-name="P3">Types of Programming languages</text:p>
        </text:list-item>
        <text:list-item>
          <text:p text:style-name="P3">Characteristics of higher level language</text:p>
        </text:list-item>
        <text:list-item>
          <text:p text:style-name="P3">Compiler &amp; Interpreter</text:p>
        </text:list-item>
      </text:list>
      <text:p text:style-name="P4"/>
      <text:p text:style-name="P2">Overview of C Introduction</text:p>
      <text:list text:style-name="L2">
        <text:list-item>
          <text:p text:style-name="P5">Importance of C</text:p>
        </text:list-item>
        <text:list-item>
          <text:p text:style-name="P5">Sample C programs</text:p>
        </text:list-item>
        <text:list-item>
          <text:p text:style-name="P5">Basic structure of C programs</text:p>
        </text:list-item>
        <text:list-item>
          <text:p text:style-name="P5">Programming style</text:p>
        </text:list-item>
        <text:list-item>
          <text:p text:style-name="P5">Executing of C program</text:p>
        </text:list-item>
      </text:list>
      <text:p text:style-name="P4"/>
      <text:p text:style-name="P2">Constants, Variables &amp; Data Types</text:p>
      <text:list text:style-name="L3">
        <text:list-item>
          <text:p text:style-name="P6">Introduction</text:p>
        </text:list-item>
        <text:list-item>
          <text:p text:style-name="P6">Character Set</text:p>
        </text:list-item>
        <text:list-item>
          <text:p text:style-name="P6">C tokens</text:p>
        </text:list-item>
        <text:list-item>
          <text:p text:style-name="P6">Keywords &amp; Identifiers</text:p>
        </text:list-item>
        <text:list-item>
          <text:p text:style-name="P6">Constants</text:p>
        </text:list-item>
        <text:list-item>
          <text:p text:style-name="P6">Variables</text:p>
        </text:list-item>
        <text:list-item>
          <text:p text:style-name="P6">Data types</text:p>
        </text:list-item>
        <text:list-item>
          <text:p text:style-name="P6">Declaration of Variables</text:p>
        </text:list-item>
        <text:list-item>
          <text:p text:style-name="P6">Defining symbolic constants</text:p>
        </text:list-item>
      </text:list>
      <text:p text:style-name="P4"/>
      <text:p text:style-name="P7">UNIT II</text:p>
      <text:p text:style-name="P7"><text:span text:style-name="T2"/></text:p>
      <text:p text:style-name="P8"><text:soft-page-break/><text:span text:style-name="T2">Operators &amp; Expression</text:span></text:p>
      <text:list text:style-name="L4">
        <text:list-item>
          <text:p text:style-name="P9"><text:span text:style-name="T2">Intrduction</text:span></text:p>
        </text:list-item>
        <text:list-item>
          <text:p text:style-name="P9"><text:span text:style-name="T2">Arithmetic, Relational, Logical, Assignment, Increment-Decrement, Conditional, Bitwise, Special </text:span><text:span text:style-name="T3">&amp; Turnery </text:span><text:span text:style-name="T2">Operators</text:span></text:p>
        </text:list-item>
        <text:list-item>
          <text:p text:style-name="P9"><text:span text:style-name="T2">Arithmetic expressions</text:span></text:p>
        </text:list-item>
        <text:list-item>
          <text:p text:style-name="P9"><text:span text:style-name="T2">Evaluation of expressions</text:span></text:p>
        </text:list-item>
        <text:list-item>
          <text:p text:style-name="P9"><text:span text:style-name="T2">Precedence of arithmetic operators</text:span></text:p>
        </text:list-item>
        <text:list-item>
          <text:p text:style-name="P9"><text:span text:style-name="T2">Type conversions in expressions</text:span></text:p>
        </text:list-item>
        <text:list-item>
          <text:p text:style-name="P9"><text:span text:style-name="T2">Operator precedence &amp; associativity</text:span></text:p>
        </text:list-item>
        <text:list-item>
          <text:p text:style-name="P9"><text:span text:style-name="T2">Mathematical functions</text:span></text:p>
        </text:list-item>
      </text:list>
      <text:p text:style-name="P7"><text:span text:style-name="T2"/></text:p>
      <text:p text:style-name="P8"><text:span text:style-name="T2">Input &amp; Output Operators</text:span></text:p>
      <text:list text:style-name="L5">
        <text:list-item>
          <text:p text:style-name="P10"><text:span text:style-name="T2">Introduction</text:span></text:p>
        </text:list-item>
        <text:list-item>
          <text:p text:style-name="P10"><text:span text:style-name="T2">Reading &amp; Writing a character</text:span></text:p>
        </text:list-item>
        <text:list-item>
          <text:p text:style-name="P10"><text:span text:style-name="T2">Formatted input &amp; output</text:span></text:p>
        </text:list-item>
      </text:list>
      <text:p text:style-name="P7"><text:span text:style-name="T2"/></text:p>
      <text:p text:style-name="P7">UNIT III</text:p>
      <text:p text:style-name="P7"/>
      <text:p text:style-name="P11">Branching &amp; Looping</text:p>
      <text:list text:style-name="L6">
        <text:list-item>
          <text:p text:style-name="P12">Introduction</text:p>
        </text:list-item>
        <text:list-item>
          <text:p text:style-name="P13">IF, IF ELSE, Switch, GOTO, Iternative, WHILE, DO &amp; FOR statements</text:p>
        </text:list-item>
        <text:list-item>
          <text:p text:style-name="P13">Nesting of IF ELSE statement</text:p>
        </text:list-item>
        <text:list-item>
          <text:p text:style-name="P13">The ELSE IF ladder</text:p>
        </text:list-item>
        <text:list-item>
          <text:p text:style-name="P13">GOTO statement</text:p>
        </text:list-item>
        <text:list-item>
          <text:p text:style-name="P13">Jumps in Loops, break &amp; continue</text:p>
        </text:list-item>
      </text:list>
      <text:p text:style-name="P14"/>
      <text:p text:style-name="P15">UNIT IV</text:p>
      <text:p text:style-name="P15"><text:soft-page-break/></text:p>
      <text:p text:style-name="P16">Array &amp; String</text:p>
      <text:list text:style-name="L7">
        <text:list-item>
          <text:p text:style-name="P17">Introduction</text:p>
        </text:list-item>
        <text:list-item>
          <text:p text:style-name="P17">1 &amp; 2 dimensional arrays</text:p>
        </text:list-item>
        <text:list-item>
          <text:p text:style-name="P17">Initialization of 2 dimension array</text:p>
        </text:list-item>
        <text:list-item>
          <text:p text:style-name="P17">Concept of multi dimensional arrays</text:p>
        </text:list-item>
      </text:list>
      <text:p text:style-name="P14"/>
      <text:p text:style-name="P16">Handling of Character Strings</text:p>
      <text:list text:style-name="L8">
        <text:list-item>
          <text:p text:style-name="P18">Introduction</text:p>
        </text:list-item>
        <text:list-item>
          <text:p text:style-name="P18">Declaring &amp; Initializing string variables</text:p>
        </text:list-item>
        <text:list-item>
          <text:p text:style-name="P18">Reading strings from terminal</text:p>
        </text:list-item>
        <text:list-item>
          <text:p text:style-name="P18">Writing strings to screen</text:p>
        </text:list-item>
        <text:list-item>
          <text:p text:style-name="P18">Arithmetic operations on characters</text:p>
        </text:list-item>
        <text:list-item>
          <text:p text:style-name="P18">Putting string together</text:p>
        </text:list-item>
        <text:list-item>
          <text:p text:style-name="P19">String Operations: <text:span text:style-name="T4">SCopy, SCompare, SConcatenation &amp; SLength</text:span></text:p>
        </text:list-item>
        <text:list-item>
          <text:p text:style-name="P19"><text:span text:style-name="T4">String Handling Functions</text:span></text:p>
        </text:list-item>
        <text:list-item>
          <text:p text:style-name="P19"><text:span text:style-name="T4">Table of Strings</text:span></text:p>
        </text:list-item>
      </text:list>
      <text:p text:style-name="P20"/>
      <text:p text:style-name="P20"><text:span text:style-name="T5">UNIT V</text:span></text:p>
      <text:p text:style-name="P20"><text:span text:style-name="T5"/></text:p>
      <text:p text:style-name="P20"><text:span text:style-name="T6">Introduction to Function</text:span></text:p>
      <text:list text:style-name="L9">
        <text:list-item>
          <text:p text:style-name="P21">Concepts of Function</text:p>
        </text:list-item>
        <text:list-item>
          <text:p text:style-name="P21">Types of Function</text:p>
        </text:list-item>
        <text:list-item>
          <text:p text:style-name="P21">Prototype</text:p>
        </text:list-item>
        <text:list-item>
          <text:p text:style-name="P21">Need for User Define Function</text:p>
        </text:list-item>
        <text:list-item>
          <text:p text:style-name="P21">Classification of Function using arguments &amp; return types</text:p>
        </text:list-item>
        <text:list-item>
          <text:p text:style-name="P21">Nesting of Functions</text:p>
        </text:list-item>
        <text:list-item>
          <text:p text:style-name="P21"><text:soft-page-break/>Recursion</text:p>
        </text:list-item>
        <text:list-item>
          <text:p text:style-name="P21">Functions with arrays</text:p>
        </text:list-item>
        <text:list-item>
          <text:p text:style-name="P21">The scope &amp; lifetime of variables in functions</text:p>
        </text:list-item>
      </text:list>
      <text:p text:style-name="P22"/>
      <text:p text:style-name="P23">UNIT VI</text:p>
      <text:p text:style-name="P23"/>
      <text:p text:style-name="P24">Pointer</text:p>
      <text:list text:style-name="L10">
        <text:list-item>
          <text:p text:style-name="P25">Introduction</text:p>
        </text:list-item>
        <text:list-item>
          <text:p text:style-name="P25">Advantage of using pointer</text:p>
        </text:list-item>
        <text:list-item>
          <text:p text:style-name="P25">Accessing the address of variable</text:p>
        </text:list-item>
        <text:list-item>
          <text:p text:style-name="P25">Declaring &amp; initializing pointers</text:p>
        </text:list-item>
        <text:list-item>
          <text:p text:style-name="P25">Accessing a variable through pointer</text:p>
        </text:list-item>
        <text:list-item>
          <text:p text:style-name="P25">Pointer expressions</text:p>
        </text:list-item>
        <text:list-item>
          <text:p text:style-name="P25">Pointer increments &amp; scale factor</text:p>
        </text:list-item>
        <text:list-item>
          <text:p text:style-name="P25">Pointers &amp; arrays</text:p>
        </text:list-item>
        <text:list-item>
          <text:p text:style-name="P25">Pointer &amp; character strings</text:p>
        </text:list-item>
        <text:list-item>
          <text:p text:style-name="P25">Pointer &amp; Functions</text:p>
        </text:list-item>
        <text:list-item>
          <text:p text:style-name="P25">Pointer &amp; structures</text:p>
        </text:list-item>
      </text:list>
      <text:p text:style-name="P22"/>
      <text:p text:style-name="P24">Dynamic Memory Allocation &amp; Linked List</text:p>
      <text:list text:style-name="L11">
        <text:list-item>
          <text:p text:style-name="P26">Introduction</text:p>
        </text:list-item>
        <text:list-item>
          <text:p text:style-name="P26">Dynamic memory allocation</text:p>
        </text:list-item>
        <text:list-item>
          <text:p text:style-name="P26">Memory allocation functions</text:p>
        </text:list-item>
      </text:list>
      <text:p text:style-name="P22"/>
      <text:p text:style-name="P23">UNIT VII</text:p>
      <text:p text:style-name="P23"/>
      <text:p text:style-name="P24">Structures &amp; Unions</text:p>
      <text:list text:style-name="L12">
        <text:list-item>
          <text:p text:style-name="P27">Introduction</text:p>
        </text:list-item>
        <text:list-item>
          <text:p text:style-name="P27">Defining a structure</text:p>
        </text:list-item>
        <text:list-item>
          <text:p text:style-name="P27"><text:soft-page-break/>Structure initialization</text:p>
        </text:list-item>
        <text:list-item>
          <text:p text:style-name="P27">Copying &amp; Comparision of structure members</text:p>
        </text:list-item>
        <text:list-item>
          <text:p text:style-name="P28">Arrays of structures</text:p>
        </text:list-item>
        <text:list-item>
          <text:p text:style-name="P28">Arrays within structures</text:p>
        </text:list-item>
        <text:list-item>
          <text:p text:style-name="P28">Structures within structures</text:p>
        </text:list-item>
        <text:list-item>
          <text:p text:style-name="P28">Structures &amp; Functions</text:p>
        </text:list-item>
        <text:list-item>
          <text:p text:style-name="P28">Unions</text:p>
        </text:list-item>
        <text:list-item>
          <text:p text:style-name="P28">Size of structures</text:p>
        </text:list-item>
      </text:list>
      <text:p text:style-name="P29"/>
      <text:p text:style-name="P30">UNIT VIII</text:p>
      <text:p text:style-name="P30"/>
      <text:p text:style-name="P31">File Management in C</text:p>
      <text:list text:style-name="L13">
        <text:list-item>
          <text:p text:style-name="P32">Introduction</text:p>
        </text:list-item>
        <text:list-item>
          <text:p text:style-name="P32">Creating &amp; opening a file</text:p>
        </text:list-item>
        <text:list-item>
          <text:p text:style-name="P32">Closing a file</text:p>
        </text:list-item>
        <text:list-item>
          <text:p text:style-name="P32">I/O operations on files</text:p>
        </text:list-item>
        <text:list-item>
          <text:p text:style-name="P32">Error handling during I/O operations</text:p>
        </text:list-item>
        <text:list-item>
          <text:p text:style-name="P32">Random access files &amp; Command line arguments</text:p>
        </text:list-item>
      </text:list>
      <text:p text:style-name="P29"/>
      <text:p text:style-name="P7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8:43:13.264266686</meta:creation-date>
    <dc:date>2025-08-24T19:36:21.156229348</dc:date>
    <meta:editing-duration>PT6M14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5" meta:paragraph-count="109" meta:word-count="463" meta:character-count="2699" meta:non-whitespace-character-count="2433"/>
  </office:meta>
</office:document-meta>
</file>